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5.19pt"/>
    </style:style>
    <style:style style:name="co5" style:family="table-column">
      <style:table-column-properties fo:break-before="auto" style:column-width="126.85pt"/>
    </style:style>
    <style:style style:name="co6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MD-10MHz" table:style-name="ta1">
        <table:shapes>
          <draw:frame draw:z-index="0" draw:style-name="gr1" draw:text-style-name="P1" svg:width="783.04pt" svg:height="548.9pt" svg:x="40.42pt" svg:y="20.32pt">
            <loext:p draw:notify-on-update-of-ranges="'IMD-10MHz'.H2:'IMD-10MHz'.H17 'IMD-10MHz'.I1:'IMD-10MHz'.I1 'IMD-10MHz'.I2:'IMD-10MHz'.I17 'IMD-10MHz'.H2:'IMD-10MHz'.H17 'IMD-10MHz'.J1:'IMD-10MHz'.J1 'IMD-10MHz'.J2:'IMD-10MHz'.J17 'IMD-10MHz'.H2:'IMD-10MHz'.H17 'IMD-10MHz'.K1:'IMD-10MHz'.K1 'IMD-10MHz'.K2:'IMD-10MHz'.K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iggen Power [dBm]</text:p>
          </table:table-cell>
          <table:table-cell office:value-type="string" calcext:value-type="string">
            <text:p>Fixed Attenuator [dB]</text:p>
          </table:table-cell>
          <table:table-cell office:value-type="string" calcext:value-type="string">
            <text:p>Attenuator Setting [dB]</text:p>
          </table:table-cell>
          <table:table-cell office:value-type="string" calcext:value-type="string">
            <text:p>M1 [dB]</text:p>
          </table:table-cell>
          <table:table-cell office:value-type="string" calcext:value-type="string">
            <text:p>M2 [dB]</text:p>
          </table:table-cell>
          <table:table-cell office:value-type="string" calcext:value-type="string">
            <text:p>M3 [dB]</text:p>
          </table:table-cell>
          <table:table-cell office:value-type="string" calcext:value-type="string">
            <text:p>M4 [dB]</text:p>
          </table:table-cell>
          <table:table-cell office:value-type="string" calcext:value-type="string">
            <text:p>Input Power [dBm]</text:p>
          </table:table-cell>
          <table:table-cell office:value-type="string" calcext:value-type="string">
            <text:p>Fundamental Average [dBm]</text:p>
          </table:table-cell>
          <table:table-cell office:value-type="string" calcext:value-type="string">
            <text:p>IM3 Average [dBm]</text:p>
          </table:table-cell>
          <table:table-cell office:value-type="string" calcext:value-type="string">
            <text:p>IMD [dB]</text:p>
          </table:table-cell>
          <table:table-cell office:value-type="string" calcext:value-type="string">
            <text:p>IP3 low</text:p>
          </table:table-cell>
          <table:table-cell office:value-type="string" calcext:value-type="string">
            <text:p>IP3 hi</text:p>
          </table:table-cell>
          <table:table-cell office:value-type="string" calcext:value-type="string">
            <text:p>IIP3</text:p>
          </table:table-cell>
          <table:table-cell office:value-type="string" calcext:value-type="string">
            <text:p>OIP3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-11.82" calcext:value-type="float">
            <text:p>-11.82</text:p>
          </table:table-cell>
          <table:table-cell table:number-columns-repeated="2" office:value-type="float" office:value="3.74" calcext:value-type="float">
            <text:p>3.74</text:p>
          </table:table-cell>
          <table:table-cell office:value-type="float" office:value="-11.83" calcext:value-type="float">
            <text:p>-11.83</text:p>
          </table:table-cell>
          <table:table-cell table:formula="of:=[.A2]-[.B2]-[.C2]" office:value-type="float" office:value="-25.01" calcext:value-type="float">
            <text:p>-25.01</text:p>
          </table:table-cell>
          <table:table-cell table:style-name="ce2" table:formula="of:=([.E2]+[.F2])/2" office:value-type="float" office:value="3.74" calcext:value-type="float">
            <text:p>3.740</text:p>
          </table:table-cell>
          <table:table-cell table:style-name="ce2" table:formula="of:=([.D2]+[.G2])/2" office:value-type="float" office:value="-11.825" calcext:value-type="float">
            <text:p>-11.825</text:p>
          </table:table-cell>
          <table:table-cell table:formula="of:=[.I2]-[.J2]" office:value-type="float" office:value="15.565" calcext:value-type="float">
            <text:p>15.565</text:p>
          </table:table-cell>
          <table:table-cell table:formula="of:=[.E2]+([.F2]-[.D2])/2" office:value-type="float" office:value="11.52" calcext:value-type="float">
            <text:p>11.52</text:p>
          </table:table-cell>
          <table:table-cell table:formula="of:=[.F2]+([.E2]-[.G2])/2" office:value-type="float" office:value="11.525" calcext:value-type="float">
            <text:p>11.525</text:p>
          </table:table-cell>
          <table:table-cell table:formula="of:=[.H2]+[.K2]/2" office:value-type="float" office:value="-17.2275" calcext:value-type="float">
            <text:p>-17.2275</text:p>
          </table:table-cell>
          <table:table-cell table:formula="of:=[.I2]+[.K2]/2" office:value-type="float" office:value="11.5225" calcext:value-type="float">
            <text:p>11.5225</text:p>
          </table:table-cell>
          <table:table-cell table:formula="of:=[.O2]-[.N2]" office:value-type="float" office:value="28.75" calcext:value-type="float">
            <text:p>28.7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1" calcext:value-type="float">
            <text:p>1</text:p>
          </table:table-cell>
          <table:table-cell office:value-type="float" office:value="-12.93" calcext:value-type="float">
            <text:p>-12.93</text:p>
          </table:table-cell>
          <table:table-cell office:value-type="float" office:value="3.42" calcext:value-type="float">
            <text:p>3.42</text:p>
          </table:table-cell>
          <table:table-cell office:value-type="float" office:value="3.43" calcext:value-type="float">
            <text:p>3.43</text:p>
          </table:table-cell>
          <table:table-cell office:value-type="float" office:value="-12.96" calcext:value-type="float">
            <text:p>-12.96</text:p>
          </table:table-cell>
          <table:table-cell table:formula="of:=[.A3]-[.B3]-[.C3]" office:value-type="float" office:value="-26.01" calcext:value-type="float">
            <text:p>-26.01</text:p>
          </table:table-cell>
          <table:table-cell table:style-name="ce2" table:formula="of:=([.E3]+[.F3])/2" office:value-type="float" office:value="3.425" calcext:value-type="float">
            <text:p>3.425</text:p>
          </table:table-cell>
          <table:table-cell table:style-name="ce2" table:formula="of:=([.D3]+[.G3])/2" office:value-type="float" office:value="-12.945" calcext:value-type="float">
            <text:p>-12.945</text:p>
          </table:table-cell>
          <table:table-cell table:formula="of:=[.I3]-[.J3]" office:value-type="float" office:value="16.37" calcext:value-type="float">
            <text:p>16.37</text:p>
          </table:table-cell>
          <table:table-cell table:formula="of:=[.E3]+([.F3]-[.D3])/2" office:value-type="float" office:value="11.6" calcext:value-type="float">
            <text:p>11.6</text:p>
          </table:table-cell>
          <table:table-cell table:formula="of:=[.F3]+([.E3]-[.G3])/2" office:value-type="float" office:value="11.62" calcext:value-type="float">
            <text:p>11.62</text:p>
          </table:table-cell>
          <table:table-cell table:formula="of:=[.H3]+[.K3]/2" office:value-type="float" office:value="-17.825" calcext:value-type="float">
            <text:p>-17.825</text:p>
          </table:table-cell>
          <table:table-cell table:formula="of:=[.I3]+[.K3]/2" office:value-type="float" office:value="11.61" calcext:value-type="float">
            <text:p>11.61</text:p>
          </table:table-cell>
          <table:table-cell table:formula="of:=[.O3]-[.N3]" office:value-type="float" office:value="29.435" calcext:value-type="float">
            <text:p>29.43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2" calcext:value-type="float">
            <text:p>2</text:p>
          </table:table-cell>
          <table:table-cell office:value-type="float" office:value="-14.36" calcext:value-type="float">
            <text:p>-14.36</text:p>
          </table:table-cell>
          <table:table-cell table:number-columns-repeated="2" office:value-type="float" office:value="3.05" calcext:value-type="float">
            <text:p>3.05</text:p>
          </table:table-cell>
          <table:table-cell office:value-type="float" office:value="-14.38" calcext:value-type="float">
            <text:p>-14.38</text:p>
          </table:table-cell>
          <table:table-cell table:formula="of:=[.A4]-[.B4]-[.C4]" office:value-type="float" office:value="-27.01" calcext:value-type="float">
            <text:p>-27.01</text:p>
          </table:table-cell>
          <table:table-cell table:style-name="ce2" table:formula="of:=([.E4]+[.F4])/2" office:value-type="float" office:value="3.05" calcext:value-type="float">
            <text:p>3.050</text:p>
          </table:table-cell>
          <table:table-cell table:style-name="ce2" table:formula="of:=([.D4]+[.G4])/2" office:value-type="float" office:value="-14.37" calcext:value-type="float">
            <text:p>-14.370</text:p>
          </table:table-cell>
          <table:table-cell table:formula="of:=[.I4]-[.J4]" office:value-type="float" office:value="17.42" calcext:value-type="float">
            <text:p>17.42</text:p>
          </table:table-cell>
          <table:table-cell table:formula="of:=[.E4]+([.F4]-[.D4])/2" office:value-type="float" office:value="11.755" calcext:value-type="float">
            <text:p>11.755</text:p>
          </table:table-cell>
          <table:table-cell table:formula="of:=[.F4]+([.E4]-[.G4])/2" office:value-type="float" office:value="11.765" calcext:value-type="float">
            <text:p>11.765</text:p>
          </table:table-cell>
          <table:table-cell table:formula="of:=[.H4]+[.K4]/2" office:value-type="float" office:value="-18.3" calcext:value-type="float">
            <text:p>-18.3</text:p>
          </table:table-cell>
          <table:table-cell table:formula="of:=[.I4]+[.K4]/2" office:value-type="float" office:value="11.76" calcext:value-type="float">
            <text:p>11.76</text:p>
          </table:table-cell>
          <table:table-cell table:formula="of:=[.O4]-[.N4]" office:value-type="float" office:value="30.06" calcext:value-type="float">
            <text:p>30.0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3" calcext:value-type="float">
            <text:p>3</text:p>
          </table:table-cell>
          <table:table-cell office:value-type="float" office:value="-16.04" calcext:value-type="float">
            <text:p>-16.04</text:p>
          </table:table-cell>
          <table:table-cell table:number-columns-repeated="2" office:value-type="float" office:value="2.65" calcext:value-type="float">
            <text:p>2.65</text:p>
          </table:table-cell>
          <table:table-cell office:value-type="float" office:value="-16.07" calcext:value-type="float">
            <text:p>-16.07</text:p>
          </table:table-cell>
          <table:table-cell table:formula="of:=[.A5]-[.B5]-[.C5]" office:value-type="float" office:value="-28.01" calcext:value-type="float">
            <text:p>-28.01</text:p>
          </table:table-cell>
          <table:table-cell table:style-name="ce2" table:formula="of:=([.E5]+[.F5])/2" office:value-type="float" office:value="2.65" calcext:value-type="float">
            <text:p>2.650</text:p>
          </table:table-cell>
          <table:table-cell table:style-name="ce2" table:formula="of:=([.D5]+[.G5])/2" office:value-type="float" office:value="-16.055" calcext:value-type="float">
            <text:p>-16.055</text:p>
          </table:table-cell>
          <table:table-cell table:formula="of:=[.I5]-[.J5]" office:value-type="float" office:value="18.705" calcext:value-type="float">
            <text:p>18.705</text:p>
          </table:table-cell>
          <table:table-cell table:formula="of:=[.E5]+([.F5]-[.D5])/2" office:value-type="float" office:value="11.995" calcext:value-type="float">
            <text:p>11.995</text:p>
          </table:table-cell>
          <table:table-cell table:formula="of:=[.F5]+([.E5]-[.G5])/2" office:value-type="float" office:value="12.01" calcext:value-type="float">
            <text:p>12.01</text:p>
          </table:table-cell>
          <table:table-cell table:formula="of:=[.H5]+[.K5]/2" office:value-type="float" office:value="-18.6575" calcext:value-type="float">
            <text:p>-18.6575</text:p>
          </table:table-cell>
          <table:table-cell table:formula="of:=[.I5]+[.K5]/2" office:value-type="float" office:value="12.0025" calcext:value-type="float">
            <text:p>12.0025</text:p>
          </table:table-cell>
          <table:table-cell table:formula="of:=[.O5]-[.N5]" office:value-type="float" office:value="30.66" calcext:value-type="float">
            <text:p>30.6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4" calcext:value-type="float">
            <text:p>4</text:p>
          </table:table-cell>
          <table:table-cell office:value-type="float" office:value="-18.1" calcext:value-type="float">
            <text:p>-18.10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-18.14" calcext:value-type="float">
            <text:p>-18.14</text:p>
          </table:table-cell>
          <table:table-cell table:formula="of:=[.A6]-[.B6]-[.C6]" office:value-type="float" office:value="-29.01" calcext:value-type="float">
            <text:p>-29.01</text:p>
          </table:table-cell>
          <table:table-cell table:style-name="ce2" table:formula="of:=([.E6]+[.F6])/2" office:value-type="float" office:value="2.185" calcext:value-type="float">
            <text:p>2.185</text:p>
          </table:table-cell>
          <table:table-cell table:style-name="ce2" table:formula="of:=([.D6]+[.G6])/2" office:value-type="float" office:value="-18.12" calcext:value-type="float">
            <text:p>-18.120</text:p>
          </table:table-cell>
          <table:table-cell table:formula="of:=[.I6]-[.J6]" office:value-type="float" office:value="20.305" calcext:value-type="float">
            <text:p>20.305</text:p>
          </table:table-cell>
          <table:table-cell table:formula="of:=[.E6]+([.F6]-[.D6])/2" office:value-type="float" office:value="12.33" calcext:value-type="float">
            <text:p>12.33</text:p>
          </table:table-cell>
          <table:table-cell table:formula="of:=[.F6]+([.E6]-[.G6])/2" office:value-type="float" office:value="12.345" calcext:value-type="float">
            <text:p>12.345</text:p>
          </table:table-cell>
          <table:table-cell table:formula="of:=[.H6]+[.K6]/2" office:value-type="float" office:value="-18.8575" calcext:value-type="float">
            <text:p>-18.8575</text:p>
          </table:table-cell>
          <table:table-cell table:formula="of:=[.I6]+[.K6]/2" office:value-type="float" office:value="12.3375" calcext:value-type="float">
            <text:p>12.3375</text:p>
          </table:table-cell>
          <table:table-cell table:formula="of:=[.O6]-[.N6]" office:value-type="float" office:value="31.195" calcext:value-type="float">
            <text:p>31.19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5" calcext:value-type="float">
            <text:p>5</text:p>
          </table:table-cell>
          <table:table-cell office:value-type="float" office:value="-20.69" calcext:value-type="float">
            <text:p>-20.69</text:p>
          </table:table-cell>
          <table:table-cell office:value-type="float" office:value="1.66" calcext:value-type="float">
            <text:p>1.66</text:p>
          </table:table-cell>
          <table:table-cell office:value-type="float" office:value="1.65" calcext:value-type="float">
            <text:p>1.65</text:p>
          </table:table-cell>
          <table:table-cell office:value-type="float" office:value="-20.74" calcext:value-type="float">
            <text:p>-20.74</text:p>
          </table:table-cell>
          <table:table-cell table:formula="of:=[.A7]-[.B7]-[.C7]" office:value-type="float" office:value="-30.01" calcext:value-type="float">
            <text:p>-30.01</text:p>
          </table:table-cell>
          <table:table-cell table:style-name="ce2" table:formula="of:=([.E7]+[.F7])/2" office:value-type="float" office:value="1.655" calcext:value-type="float">
            <text:p>1.655</text:p>
          </table:table-cell>
          <table:table-cell table:style-name="ce2" table:formula="of:=([.D7]+[.G7])/2" office:value-type="float" office:value="-20.715" calcext:value-type="float">
            <text:p>-20.715</text:p>
          </table:table-cell>
          <table:table-cell table:formula="of:=[.I7]-[.J7]" office:value-type="float" office:value="22.37" calcext:value-type="float">
            <text:p>22.37</text:p>
          </table:table-cell>
          <table:table-cell table:formula="of:=[.E7]+([.F7]-[.D7])/2" office:value-type="float" office:value="12.83" calcext:value-type="float">
            <text:p>12.83</text:p>
          </table:table-cell>
          <table:table-cell table:formula="of:=[.F7]+([.E7]-[.G7])/2" office:value-type="float" office:value="12.85" calcext:value-type="float">
            <text:p>12.85</text:p>
          </table:table-cell>
          <table:table-cell table:formula="of:=[.H7]+[.K7]/2" office:value-type="float" office:value="-18.825" calcext:value-type="float">
            <text:p>-18.825</text:p>
          </table:table-cell>
          <table:table-cell table:formula="of:=[.I7]+[.K7]/2" office:value-type="float" office:value="12.84" calcext:value-type="float">
            <text:p>12.84</text:p>
          </table:table-cell>
          <table:table-cell table:formula="of:=[.O7]-[.N7]" office:value-type="float" office:value="31.665" calcext:value-type="float">
            <text:p>31.66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6" calcext:value-type="float">
            <text:p>6</text:p>
          </table:table-cell>
          <table:table-cell office:value-type="float" office:value="-23.88" calcext:value-type="float">
            <text:p>-23.88</text:p>
          </table:table-cell>
          <table:table-cell office:value-type="float" office:value="1.06" calcext:value-type="float">
            <text:p>1.06</text:p>
          </table:table-cell>
          <table:table-cell office:value-type="float" office:value="1.05" calcext:value-type="float">
            <text:p>1.05</text:p>
          </table:table-cell>
          <table:table-cell office:value-type="float" office:value="-23.94" calcext:value-type="float">
            <text:p>-23.94</text:p>
          </table:table-cell>
          <table:table-cell table:formula="of:=[.A8]-[.B8]-[.C8]" office:value-type="float" office:value="-31.01" calcext:value-type="float">
            <text:p>-31.01</text:p>
          </table:table-cell>
          <table:table-cell table:style-name="ce2" table:formula="of:=([.E8]+[.F8])/2" office:value-type="float" office:value="1.055" calcext:value-type="float">
            <text:p>1.055</text:p>
          </table:table-cell>
          <table:table-cell table:style-name="ce2" table:formula="of:=([.D8]+[.G8])/2" office:value-type="float" office:value="-23.91" calcext:value-type="float">
            <text:p>-23.910</text:p>
          </table:table-cell>
          <table:table-cell table:formula="of:=[.I8]-[.J8]" office:value-type="float" office:value="24.965" calcext:value-type="float">
            <text:p>24.965</text:p>
          </table:table-cell>
          <table:table-cell table:formula="of:=[.E8]+([.F8]-[.D8])/2" office:value-type="float" office:value="13.525" calcext:value-type="float">
            <text:p>13.525</text:p>
          </table:table-cell>
          <table:table-cell table:formula="of:=[.F8]+([.E8]-[.G8])/2" office:value-type="float" office:value="13.55" calcext:value-type="float">
            <text:p>13.55</text:p>
          </table:table-cell>
          <table:table-cell table:formula="of:=[.H8]+[.K8]/2" office:value-type="float" office:value="-18.5275" calcext:value-type="float">
            <text:p>-18.5275</text:p>
          </table:table-cell>
          <table:table-cell table:formula="of:=[.I8]+[.K8]/2" office:value-type="float" office:value="13.5375" calcext:value-type="float">
            <text:p>13.5375</text:p>
          </table:table-cell>
          <table:table-cell table:formula="of:=[.O8]-[.N8]" office:value-type="float" office:value="32.065" calcext:value-type="float">
            <text:p>32.06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7" calcext:value-type="float">
            <text:p>7</text:p>
          </table:table-cell>
          <table:table-cell office:value-type="float" office:value="-27.68" calcext:value-type="float">
            <text:p>-27.68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0</text:p>
          </table:table-cell>
          <table:table-cell office:value-type="float" office:value="-27.74" calcext:value-type="float">
            <text:p>-27.74</text:p>
          </table:table-cell>
          <table:table-cell table:formula="of:=[.A9]-[.B9]-[.C9]" office:value-type="float" office:value="-32.01" calcext:value-type="float">
            <text:p>-32.01</text:p>
          </table:table-cell>
          <table:table-cell table:style-name="ce2" table:formula="of:=([.E9]+[.F9])/2" office:value-type="float" office:value="0.405" calcext:value-type="float">
            <text:p>0.405</text:p>
          </table:table-cell>
          <table:table-cell table:style-name="ce2" table:formula="of:=([.D9]+[.G9])/2" office:value-type="float" office:value="-27.71" calcext:value-type="float">
            <text:p>-27.710</text:p>
          </table:table-cell>
          <table:table-cell table:formula="of:=[.I9]-[.J9]" office:value-type="float" office:value="28.115" calcext:value-type="float">
            <text:p>28.115</text:p>
          </table:table-cell>
          <table:table-cell table:formula="of:=[.E9]+([.F9]-[.D9])/2" office:value-type="float" office:value="14.45" calcext:value-type="float">
            <text:p>14.45</text:p>
          </table:table-cell>
          <table:table-cell table:formula="of:=[.F9]+([.E9]-[.G9])/2" office:value-type="float" office:value="14.475" calcext:value-type="float">
            <text:p>14.475</text:p>
          </table:table-cell>
          <table:table-cell table:formula="of:=[.H9]+[.K9]/2" office:value-type="float" office:value="-17.9525" calcext:value-type="float">
            <text:p>-17.9525</text:p>
          </table:table-cell>
          <table:table-cell table:formula="of:=[.I9]+[.K9]/2" office:value-type="float" office:value="14.4625" calcext:value-type="float">
            <text:p>14.4625</text:p>
          </table:table-cell>
          <table:table-cell table:formula="of:=[.O9]-[.N9]" office:value-type="float" office:value="32.415" calcext:value-type="float">
            <text:p>32.4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8" calcext:value-type="float">
            <text:p>8</text:p>
          </table:table-cell>
          <table:table-cell office:value-type="float" office:value="-32.55" calcext:value-type="float">
            <text:p>-32.55</text:p>
          </table:table-cell>
          <table:table-cell office:value-type="float" office:value="-0.36" calcext:value-type="float">
            <text:p>-0.36</text:p>
          </table:table-cell>
          <table:table-cell office:value-type="float" office:value="-0.37" calcext:value-type="float">
            <text:p>-0.37</text:p>
          </table:table-cell>
          <table:table-cell office:value-type="float" office:value="-32.63" calcext:value-type="float">
            <text:p>-32.63</text:p>
          </table:table-cell>
          <table:table-cell table:formula="of:=[.A10]-[.B10]-[.C10]" office:value-type="float" office:value="-33.01" calcext:value-type="float">
            <text:p>-33.01</text:p>
          </table:table-cell>
          <table:table-cell table:style-name="ce2" table:formula="of:=([.E10]+[.F10])/2" office:value-type="float" office:value="-0.365" calcext:value-type="float">
            <text:p>-0.365</text:p>
          </table:table-cell>
          <table:table-cell table:style-name="ce2" table:formula="of:=([.D10]+[.G10])/2" office:value-type="float" office:value="-32.59" calcext:value-type="float">
            <text:p>-32.590</text:p>
          </table:table-cell>
          <table:table-cell table:formula="of:=[.I10]-[.J10]" office:value-type="float" office:value="32.225" calcext:value-type="float">
            <text:p>32.225</text:p>
          </table:table-cell>
          <table:table-cell table:formula="of:=[.E10]+([.F10]-[.D10])/2" office:value-type="float" office:value="15.73" calcext:value-type="float">
            <text:p>15.73</text:p>
          </table:table-cell>
          <table:table-cell table:formula="of:=[.F10]+([.E10]-[.G10])/2" office:value-type="float" office:value="15.765" calcext:value-type="float">
            <text:p>15.765</text:p>
          </table:table-cell>
          <table:table-cell table:formula="of:=[.H10]+[.K10]/2" office:value-type="float" office:value="-16.8975" calcext:value-type="float">
            <text:p>-16.8975</text:p>
          </table:table-cell>
          <table:table-cell table:formula="of:=[.I10]+[.K10]/2" office:value-type="float" office:value="15.7475" calcext:value-type="float">
            <text:p>15.7475</text:p>
          </table:table-cell>
          <table:table-cell table:formula="of:=[.O10]-[.N10]" office:value-type="float" office:value="32.645" calcext:value-type="float">
            <text:p>32.64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9" calcext:value-type="float">
            <text:p>9</text:p>
          </table:table-cell>
          <table:table-cell office:value-type="float" office:value="-38.39" calcext:value-type="float">
            <text:p>-38.39</text:p>
          </table:table-cell>
          <table:table-cell office:value-type="float" office:value="-1.2" calcext:value-type="float">
            <text:p>-1.20</text:p>
          </table:table-cell>
          <table:table-cell office:value-type="float" office:value="-1.22" calcext:value-type="float">
            <text:p>-1.22</text:p>
          </table:table-cell>
          <table:table-cell office:value-type="float" office:value="-38.46" calcext:value-type="float">
            <text:p>-38.46</text:p>
          </table:table-cell>
          <table:table-cell table:formula="of:=[.A11]-[.B11]-[.C11]" office:value-type="float" office:value="-34.01" calcext:value-type="float">
            <text:p>-34.01</text:p>
          </table:table-cell>
          <table:table-cell table:style-name="ce2" table:formula="of:=([.E11]+[.F11])/2" office:value-type="float" office:value="-1.21" calcext:value-type="float">
            <text:p>-1.210</text:p>
          </table:table-cell>
          <table:table-cell table:style-name="ce2" table:formula="of:=([.D11]+[.G11])/2" office:value-type="float" office:value="-38.425" calcext:value-type="float">
            <text:p>-38.425</text:p>
          </table:table-cell>
          <table:table-cell table:formula="of:=[.I11]-[.J11]" office:value-type="float" office:value="37.215" calcext:value-type="float">
            <text:p>37.215</text:p>
          </table:table-cell>
          <table:table-cell table:formula="of:=[.E11]+([.F11]-[.D11])/2" office:value-type="float" office:value="17.385" calcext:value-type="float">
            <text:p>17.385</text:p>
          </table:table-cell>
          <table:table-cell table:formula="of:=[.F11]+([.E11]-[.G11])/2" office:value-type="float" office:value="17.41" calcext:value-type="float">
            <text:p>17.41</text:p>
          </table:table-cell>
          <table:table-cell table:formula="of:=[.H11]+[.K11]/2" office:value-type="float" office:value="-15.4025" calcext:value-type="float">
            <text:p>-15.4025</text:p>
          </table:table-cell>
          <table:table-cell table:formula="of:=[.I11]+[.K11]/2" office:value-type="float" office:value="17.3975" calcext:value-type="float">
            <text:p>17.3975</text:p>
          </table:table-cell>
          <table:table-cell table:formula="of:=[.O11]-[.N11]"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10" calcext:value-type="float">
            <text:p>10</text:p>
          </table:table-cell>
          <table:table-cell office:value-type="float" office:value="-44.65" calcext:value-type="float">
            <text:p>-44.65</text:p>
          </table:table-cell>
          <table:table-cell office:value-type="float" office:value="-2.09" calcext:value-type="float">
            <text:p>-2.09</text:p>
          </table:table-cell>
          <table:table-cell office:value-type="float" office:value="-2.1" calcext:value-type="float">
            <text:p>-2.10</text:p>
          </table:table-cell>
          <table:table-cell office:value-type="float" office:value="-44.73" calcext:value-type="float">
            <text:p>-44.73</text:p>
          </table:table-cell>
          <table:table-cell table:formula="of:=[.A12]-[.B12]-[.C12]" office:value-type="float" office:value="-35.01" calcext:value-type="float">
            <text:p>-35.01</text:p>
          </table:table-cell>
          <table:table-cell table:style-name="ce2" table:formula="of:=([.E12]+[.F12])/2" office:value-type="float" office:value="-2.095" calcext:value-type="float">
            <text:p>-2.095</text:p>
          </table:table-cell>
          <table:table-cell table:style-name="ce2" table:formula="of:=([.D12]+[.G12])/2" office:value-type="float" office:value="-44.69" calcext:value-type="float">
            <text:p>-44.690</text:p>
          </table:table-cell>
          <table:table-cell table:formula="of:=[.I12]-[.J12]" office:value-type="float" office:value="42.595" calcext:value-type="float">
            <text:p>42.595</text:p>
          </table:table-cell>
          <table:table-cell table:formula="of:=[.E12]+([.F12]-[.D12])/2" office:value-type="float" office:value="19.185" calcext:value-type="float">
            <text:p>19.185</text:p>
          </table:table-cell>
          <table:table-cell table:formula="of:=[.F12]+([.E12]-[.G12])/2" office:value-type="float" office:value="19.22" calcext:value-type="float">
            <text:p>19.22</text:p>
          </table:table-cell>
          <table:table-cell table:formula="of:=[.H12]+[.K12]/2" office:value-type="float" office:value="-13.7125" calcext:value-type="float">
            <text:p>-13.7125</text:p>
          </table:table-cell>
          <table:table-cell table:formula="of:=[.I12]+[.K12]/2" office:value-type="float" office:value="19.2025" calcext:value-type="float">
            <text:p>19.2025</text:p>
          </table:table-cell>
          <table:table-cell table:formula="of:=[.O12]-[.N12]" office:value-type="float" office:value="32.915" calcext:value-type="float">
            <text:p>32.9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11" calcext:value-type="float">
            <text:p>11</text:p>
          </table:table-cell>
          <table:table-cell office:value-type="float" office:value="-50.8" calcext:value-type="float">
            <text:p>-50.80</text:p>
          </table:table-cell>
          <table:table-cell office:value-type="float" office:value="-2.97" calcext:value-type="float">
            <text:p>-2.97</text:p>
          </table:table-cell>
          <table:table-cell office:value-type="float" office:value="-2.98" calcext:value-type="float">
            <text:p>-2.98</text:p>
          </table:table-cell>
          <table:table-cell office:value-type="float" office:value="-50.92" calcext:value-type="float">
            <text:p>-50.92</text:p>
          </table:table-cell>
          <table:table-cell table:formula="of:=[.A13]-[.B13]-[.C13]" office:value-type="float" office:value="-36.01" calcext:value-type="float">
            <text:p>-36.01</text:p>
          </table:table-cell>
          <table:table-cell table:style-name="ce2" table:formula="of:=([.E13]+[.F13])/2" office:value-type="float" office:value="-2.975" calcext:value-type="float">
            <text:p>-2.975</text:p>
          </table:table-cell>
          <table:table-cell table:style-name="ce2" table:formula="of:=([.D13]+[.G13])/2" office:value-type="float" office:value="-50.86" calcext:value-type="float">
            <text:p>-50.860</text:p>
          </table:table-cell>
          <table:table-cell table:formula="of:=[.I13]-[.J13]" office:value-type="float" office:value="47.885" calcext:value-type="float">
            <text:p>47.885</text:p>
          </table:table-cell>
          <table:table-cell table:formula="of:=[.E13]+([.F13]-[.D13])/2" office:value-type="float" office:value="20.94" calcext:value-type="float">
            <text:p>20.94</text:p>
          </table:table-cell>
          <table:table-cell table:formula="of:=[.F13]+([.E13]-[.G13])/2" office:value-type="float" office:value="20.995" calcext:value-type="float">
            <text:p>20.995</text:p>
          </table:table-cell>
          <table:table-cell table:formula="of:=[.H13]+[.K13]/2" office:value-type="float" office:value="-12.0675" calcext:value-type="float">
            <text:p>-12.0675</text:p>
          </table:table-cell>
          <table:table-cell table:formula="of:=[.I13]+[.K13]/2" office:value-type="float" office:value="20.9675" calcext:value-type="float">
            <text:p>20.9675</text:p>
          </table:table-cell>
          <table:table-cell table:formula="of:=[.O13]-[.N13]" office:value-type="float" office:value="33.035" calcext:value-type="float">
            <text:p>33.03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12" calcext:value-type="float">
            <text:p>12</text:p>
          </table:table-cell>
          <table:table-cell office:value-type="float" office:value="-57.1" calcext:value-type="float">
            <text:p>-57.10</text:p>
          </table:table-cell>
          <table:table-cell office:value-type="float" office:value="-3.95" calcext:value-type="float">
            <text:p>-3.95</text:p>
          </table:table-cell>
          <table:table-cell office:value-type="float" office:value="-3.96" calcext:value-type="float">
            <text:p>-3.96</text:p>
          </table:table-cell>
          <table:table-cell office:value-type="float" office:value="-57.62" calcext:value-type="float">
            <text:p>-57.62</text:p>
          </table:table-cell>
          <table:table-cell table:formula="of:=[.A14]-[.B14]-[.C14]" office:value-type="float" office:value="-37.01" calcext:value-type="float">
            <text:p>-37.01</text:p>
          </table:table-cell>
          <table:table-cell table:style-name="ce2" table:formula="of:=([.E14]+[.F14])/2" office:value-type="float" office:value="-3.955" calcext:value-type="float">
            <text:p>-3.955</text:p>
          </table:table-cell>
          <table:table-cell table:style-name="ce2" table:formula="of:=([.D14]+[.G14])/2" office:value-type="float" office:value="-57.36" calcext:value-type="float">
            <text:p>-57.360</text:p>
          </table:table-cell>
          <table:table-cell table:formula="of:=[.I14]-[.J14]" office:value-type="float" office:value="53.405" calcext:value-type="float">
            <text:p>53.405</text:p>
          </table:table-cell>
          <table:table-cell table:formula="of:=[.E14]+([.F14]-[.D14])/2" office:value-type="float" office:value="22.62" calcext:value-type="float">
            <text:p>22.62</text:p>
          </table:table-cell>
          <table:table-cell table:formula="of:=[.F14]+([.E14]-[.G14])/2" office:value-type="float" office:value="22.875" calcext:value-type="float">
            <text:p>22.875</text:p>
          </table:table-cell>
          <table:table-cell table:formula="of:=[.H14]+[.K14]/2" office:value-type="float" office:value="-10.3075" calcext:value-type="float">
            <text:p>-10.3075</text:p>
          </table:table-cell>
          <table:table-cell table:formula="of:=[.I14]+[.K14]/2" office:value-type="float" office:value="22.7475" calcext:value-type="float">
            <text:p>22.7475</text:p>
          </table:table-cell>
          <table:table-cell table:formula="of:=[.O14]-[.N14]" office:value-type="float" office:value="33.055" calcext:value-type="float">
            <text:p>33.05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13" calcext:value-type="float">
            <text:p>13</text:p>
          </table:table-cell>
          <table:table-cell office:value-type="float" office:value="-63.23" calcext:value-type="float">
            <text:p>-63.23</text:p>
          </table:table-cell>
          <table:table-cell office:value-type="float" office:value="-4.92" calcext:value-type="float">
            <text:p>-4.92</text:p>
          </table:table-cell>
          <table:table-cell office:value-type="float" office:value="-4.94" calcext:value-type="float">
            <text:p>-4.94</text:p>
          </table:table-cell>
          <table:table-cell office:value-type="float" office:value="-63.72" calcext:value-type="float">
            <text:p>-63.72</text:p>
          </table:table-cell>
          <table:table-cell table:formula="of:=[.A15]-[.B15]-[.C15]" office:value-type="float" office:value="-38.01" calcext:value-type="float">
            <text:p>-38.01</text:p>
          </table:table-cell>
          <table:table-cell table:style-name="ce2" table:formula="of:=([.E15]+[.F15])/2" office:value-type="float" office:value="-4.93" calcext:value-type="float">
            <text:p>-4.930</text:p>
          </table:table-cell>
          <table:table-cell table:style-name="ce2" table:formula="of:=([.D15]+[.G15])/2" office:value-type="float" office:value="-63.475" calcext:value-type="float">
            <text:p>-63.475</text:p>
          </table:table-cell>
          <table:table-cell table:formula="of:=[.I15]-[.J15]" office:value-type="float" office:value="58.545" calcext:value-type="float">
            <text:p>58.545</text:p>
          </table:table-cell>
          <table:table-cell table:formula="of:=[.E15]+([.F15]-[.D15])/2" office:value-type="float" office:value="24.225" calcext:value-type="float">
            <text:p>24.225</text:p>
          </table:table-cell>
          <table:table-cell table:formula="of:=[.F15]+([.E15]-[.G15])/2" office:value-type="float" office:value="24.46" calcext:value-type="float">
            <text:p>24.46</text:p>
          </table:table-cell>
          <table:table-cell table:formula="of:=[.H15]+[.K15]/2" office:value-type="float" office:value="-8.7375" calcext:value-type="float">
            <text:p>-8.7375</text:p>
          </table:table-cell>
          <table:table-cell table:formula="of:=[.I15]+[.K15]/2" office:value-type="float" office:value="24.3425" calcext:value-type="float">
            <text:p>24.3425</text:p>
          </table:table-cell>
          <table:table-cell table:formula="of:=[.O15]-[.N15]" office:value-type="float" office:value="33.08" calcext:value-type="float">
            <text:p>33.0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14" calcext:value-type="float">
            <text:p>14</text:p>
          </table:table-cell>
          <table:table-cell office:value-type="float" office:value="-68.33" calcext:value-type="float">
            <text:p>-68.33</text:p>
          </table:table-cell>
          <table:table-cell office:value-type="float" office:value="-5.91" calcext:value-type="float">
            <text:p>-5.91</text:p>
          </table:table-cell>
          <table:table-cell office:value-type="float" office:value="-5.92" calcext:value-type="float">
            <text:p>-5.92</text:p>
          </table:table-cell>
          <table:table-cell office:value-type="float" office:value="-68.35" calcext:value-type="float">
            <text:p>-68.35</text:p>
          </table:table-cell>
          <table:table-cell table:formula="of:=[.A16]-[.B16]-[.C16]" office:value-type="float" office:value="-39.01" calcext:value-type="float">
            <text:p>-39.01</text:p>
          </table:table-cell>
          <table:table-cell table:style-name="ce2" table:formula="of:=([.E16]+[.F16])/2" office:value-type="float" office:value="-5.915" calcext:value-type="float">
            <text:p>-5.915</text:p>
          </table:table-cell>
          <table:table-cell table:style-name="ce2" table:formula="of:=([.D16]+[.G16])/2" office:value-type="float" office:value="-68.34" calcext:value-type="float">
            <text:p>-68.340</text:p>
          </table:table-cell>
          <table:table-cell table:formula="of:=[.I16]-[.J16]" office:value-type="float" office:value="62.425" calcext:value-type="float">
            <text:p>62.425</text:p>
          </table:table-cell>
          <table:table-cell table:formula="of:=[.E16]+([.F16]-[.D16])/2" office:value-type="float" office:value="25.295" calcext:value-type="float">
            <text:p>25.295</text:p>
          </table:table-cell>
          <table:table-cell table:formula="of:=[.F16]+([.E16]-[.G16])/2" office:value-type="float" office:value="25.3" calcext:value-type="float">
            <text:p>25.3</text:p>
          </table:table-cell>
          <table:table-cell table:formula="of:=[.H16]+[.K16]/2" office:value-type="float" office:value="-7.7975" calcext:value-type="float">
            <text:p>-7.7975</text:p>
          </table:table-cell>
          <table:table-cell table:formula="of:=[.I16]+[.K16]/2" office:value-type="float" office:value="25.2975" calcext:value-type="float">
            <text:p>25.2975</text:p>
          </table:table-cell>
          <table:table-cell table:formula="of:=[.O16]-[.N16]" office:value-type="float" office:value="33.095" calcext:value-type="float">
            <text:p>33.09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15" calcext:value-type="float">
            <text:p>15</text:p>
          </table:table-cell>
          <table:table-cell office:value-type="float" office:value="-72.05" calcext:value-type="float">
            <text:p>-72.05</text:p>
          </table:table-cell>
          <table:table-cell office:value-type="float" office:value="-6.92" calcext:value-type="float">
            <text:p>-6.92</text:p>
          </table:table-cell>
          <table:table-cell office:value-type="float" office:value="-6.94" calcext:value-type="float">
            <text:p>-6.94</text:p>
          </table:table-cell>
          <table:table-cell office:value-type="float" office:value="-72.75" calcext:value-type="float">
            <text:p>-72.75</text:p>
          </table:table-cell>
          <table:table-cell table:formula="of:=[.A17]-[.B17]-[.C17]" office:value-type="float" office:value="-40.01" calcext:value-type="float">
            <text:p>-40.01</text:p>
          </table:table-cell>
          <table:table-cell table:style-name="ce2" table:formula="of:=([.E17]+[.F17])/2" office:value-type="float" office:value="-6.93" calcext:value-type="float">
            <text:p>-6.930</text:p>
          </table:table-cell>
          <table:table-cell table:style-name="ce2" table:formula="of:=([.D17]+[.G17])/2" office:value-type="float" office:value="-72.4" calcext:value-type="float">
            <text:p>-72.400</text:p>
          </table:table-cell>
          <table:table-cell table:formula="of:=[.I17]-[.J17]" office:value-type="float" office:value="65.47" calcext:value-type="float">
            <text:p>65.47</text:p>
          </table:table-cell>
          <table:table-cell table:formula="of:=[.E17]+([.F17]-[.D17])/2" office:value-type="float" office:value="25.635" calcext:value-type="float">
            <text:p>25.635</text:p>
          </table:table-cell>
          <table:table-cell table:formula="of:=[.F17]+([.E17]-[.G17])/2" office:value-type="float" office:value="25.975" calcext:value-type="float">
            <text:p>25.975</text:p>
          </table:table-cell>
          <table:table-cell table:formula="of:=[.H17]+[.K17]/2" office:value-type="float" office:value="-7.275" calcext:value-type="float">
            <text:p>-7.275</text:p>
          </table:table-cell>
          <table:table-cell table:formula="of:=[.I17]+[.K17]/2" office:value-type="float" office:value="25.805" calcext:value-type="float">
            <text:p>25.805</text:p>
          </table:table-cell>
          <table:table-cell table:formula="of:=[.O17]-[.N17]" office:value-type="float" office:value="33.08" calcext:value-type="float">
            <text:p>33.08</text:p>
          </table:table-cell>
        </table:table-row>
        <table:table-row table:style-name="ro1" table:number-rows-repeated="104855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5">00/00/0000</text:date>, <text:time style:data-style-name="N2" text:time-value="02:42:36.902720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4:42:51.166153081</meta:creation-date>
    <dc:date>2020-07-05T03:40:28.704544367</dc:date>
    <meta:editing-duration>PT56M5S</meta:editing-duration>
    <meta:editing-cycles>3</meta:editing-cycles>
    <meta:generator>LibreOffice/5.1.6.2$Linux_X86_64 LibreOffice_project/10m0$Build-2</meta:generator>
    <meta:document-statistic meta:table-count="1" meta:cell-count="2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5" chart:maximum="-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5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625cm" svg:height="19.365cm" xlink:href=".." xlink:type="simple" chart:class="chart:scatter" chart:style-name="ch1">
        <chart:plot-area chart:style-name="ch2" table:cell-range-address="'IMD-10MHz'.H2:'IMD-10MHz'.K17 'IMD-10MHz'.I1:'IMD-10MHz'.K1" chart:data-source-has-labels="row" svg:x="0.552cm" svg:y="0.387cm" svg:width="26.521cm" svg:height="18.591cm">
          <chartooo:coordinate-region svg:x="0.79cm" svg:y="0.586cm" svg:width="26.043cm" svg:height="18.1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IMD-10MHz'.I2:'IMD-10MHz'.I17" chart:label-cell-address="'IMD-10MHz'.I1:'IMD-10MHz'.I1" chart:class="chart:scatter">
            <chart:domain table:cell-range-address="'IMD-10MHz'.H2:'IMD-10MHz'.H17"/>
            <chart:regression-curve chart:style-name="ch7"/>
            <chart:data-point chart:repeated="16"/>
          </chart:series>
          <chart:series chart:style-name="ch8" chart:values-cell-range-address="'IMD-10MHz'.J2:'IMD-10MHz'.J17" chart:label-cell-address="'IMD-10MHz'.J1:'IMD-10MHz'.J1" chart:class="chart:scatter">
            <chart:regression-curve chart:style-name="ch9">
              <chart:equation chart:display-equation="true" chart:display-r-square="false" svg:x="15.526cm" svg:y="12.814cm"/>
            </chart:regression-curve>
            <chart:data-point chart:repeated="16"/>
          </chart:series>
          <chart:series chart:style-name="ch10" chart:values-cell-range-address="'IMD-10MHz'.K2:'IMD-10MHz'.K17" chart:label-cell-address="'IMD-10MHz'.K1:'IMD-10MHz'.K1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Fundamental Average [dBm]</text:p>
                <draw:g>
                  <svg:desc>'IMD-10MHz'.I1:'IMD-10MHz'.I1</svg:desc>
                </draw:g>
              </table:table-cell>
              <table:table-cell office:value-type="string">
                <text:p>IM3 Average [dBm]</text:p>
                <draw:g>
                  <svg:desc>'IMD-10MHz'.J1:'IMD-10MHz'.J1</svg:desc>
                </draw:g>
              </table:table-cell>
              <table:table-cell office:value-type="string">
                <text:p>IMD [dB]</text:p>
                <draw:g>
                  <svg:desc>'IMD-10MHz'.K1:'IMD-10MHz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5.01">
                <text:p>-25.01</text:p>
                <draw:g>
                  <svg:desc>'IMD-10MHz'.H2:'IMD-10MHz'.H17</svg:desc>
                </draw:g>
              </table:table-cell>
              <table:table-cell office:value-type="float" office:value="3.74">
                <text:p>3.74</text:p>
                <draw:g>
                  <svg:desc>'IMD-10MHz'.I2:'IMD-10MHz'.I17</svg:desc>
                </draw:g>
              </table:table-cell>
              <table:table-cell office:value-type="float" office:value="-11.825">
                <text:p>-11.825</text:p>
                <draw:g>
                  <svg:desc>'IMD-10MHz'.J2:'IMD-10MHz'.J17</svg:desc>
                </draw:g>
              </table:table-cell>
              <table:table-cell office:value-type="float" office:value="15.565">
                <text:p>15.565</text:p>
                <draw:g>
                  <svg:desc>'IMD-10MHz'.K2:'IMD-10MHz'.K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6.01">
                <text:p>-26.01</text:p>
              </table:table-cell>
              <table:table-cell office:value-type="float" office:value="3.425">
                <text:p>3.425</text:p>
              </table:table-cell>
              <table:table-cell office:value-type="float" office:value="-12.945">
                <text:p>-12.945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7.01">
                <text:p>-27.01</text:p>
              </table:table-cell>
              <table:table-cell office:value-type="float" office:value="3.05">
                <text:p>3.05</text:p>
              </table:table-cell>
              <table:table-cell office:value-type="float" office:value="-14.37">
                <text:p>-14.37</text:p>
              </table:table-cell>
              <table:table-cell office:value-type="float" office:value="17.42">
                <text:p>17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8.01">
                <text:p>-28.01</text:p>
              </table:table-cell>
              <table:table-cell office:value-type="float" office:value="2.65">
                <text:p>2.65</text:p>
              </table:table-cell>
              <table:table-cell office:value-type="float" office:value="-16.055">
                <text:p>-16.055</text:p>
              </table:table-cell>
              <table:table-cell office:value-type="float" office:value="18.705">
                <text:p>18.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9.01">
                <text:p>-29.01</text:p>
              </table:table-cell>
              <table:table-cell office:value-type="float" office:value="2.185">
                <text:p>2.185</text:p>
              </table:table-cell>
              <table:table-cell office:value-type="float" office:value="-18.12">
                <text:p>-18.12</text:p>
              </table:table-cell>
              <table:table-cell office:value-type="float" office:value="20.305">
                <text:p>20.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0.01">
                <text:p>-30.01</text:p>
              </table:table-cell>
              <table:table-cell office:value-type="float" office:value="1.655">
                <text:p>1.655</text:p>
              </table:table-cell>
              <table:table-cell office:value-type="float" office:value="-20.715">
                <text:p>-20.715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1.01">
                <text:p>-31.01</text:p>
              </table:table-cell>
              <table:table-cell office:value-type="float" office:value="1.055">
                <text:p>1.055</text:p>
              </table:table-cell>
              <table:table-cell office:value-type="float" office:value="-23.91">
                <text:p>-23.91</text:p>
              </table:table-cell>
              <table:table-cell office:value-type="float" office:value="24.965">
                <text:p>24.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.01">
                <text:p>-32.01</text:p>
              </table:table-cell>
              <table:table-cell office:value-type="float" office:value="0.405">
                <text:p>0.405</text:p>
              </table:table-cell>
              <table:table-cell office:value-type="float" office:value="-27.71">
                <text:p>-27.71</text:p>
              </table:table-cell>
              <table:table-cell office:value-type="float" office:value="28.115">
                <text:p>28.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3.01">
                <text:p>-33.01</text:p>
              </table:table-cell>
              <table:table-cell office:value-type="float" office:value="-0.365">
                <text:p>-0.365</text:p>
              </table:table-cell>
              <table:table-cell office:value-type="float" office:value="-32.59">
                <text:p>-32.59</text:p>
              </table:table-cell>
              <table:table-cell office:value-type="float" office:value="32.225">
                <text:p>32.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4.01">
                <text:p>-34.01</text:p>
              </table:table-cell>
              <table:table-cell office:value-type="float" office:value="-1.21">
                <text:p>-1.21</text:p>
              </table:table-cell>
              <table:table-cell office:value-type="float" office:value="-38.425">
                <text:p>-38.425</text:p>
              </table:table-cell>
              <table:table-cell office:value-type="float" office:value="37.215">
                <text:p>37.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5.01">
                <text:p>-35.01</text:p>
              </table:table-cell>
              <table:table-cell office:value-type="float" office:value="-2.095">
                <text:p>-2.095</text:p>
              </table:table-cell>
              <table:table-cell office:value-type="float" office:value="-44.69">
                <text:p>-44.69</text:p>
              </table:table-cell>
              <table:table-cell office:value-type="float" office:value="42.595">
                <text:p>42.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6.01">
                <text:p>-36.01</text:p>
              </table:table-cell>
              <table:table-cell office:value-type="float" office:value="-2.975">
                <text:p>-2.975</text:p>
              </table:table-cell>
              <table:table-cell office:value-type="float" office:value="-50.86">
                <text:p>-50.86</text:p>
              </table:table-cell>
              <table:table-cell office:value-type="float" office:value="47.885">
                <text:p>47.8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7.01">
                <text:p>-37.01</text:p>
              </table:table-cell>
              <table:table-cell office:value-type="float" office:value="-3.955">
                <text:p>-3.955</text:p>
              </table:table-cell>
              <table:table-cell office:value-type="float" office:value="-57.36">
                <text:p>-57.36</text:p>
              </table:table-cell>
              <table:table-cell office:value-type="float" office:value="53.405">
                <text:p>53.4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8.01">
                <text:p>-38.01</text:p>
              </table:table-cell>
              <table:table-cell office:value-type="float" office:value="-4.93">
                <text:p>-4.93</text:p>
              </table:table-cell>
              <table:table-cell office:value-type="float" office:value="-63.475">
                <text:p>-63.475</text:p>
              </table:table-cell>
              <table:table-cell office:value-type="float" office:value="58.545">
                <text:p>58.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9.01">
                <text:p>-39.01</text:p>
              </table:table-cell>
              <table:table-cell office:value-type="float" office:value="-5.915">
                <text:p>-5.915</text:p>
              </table:table-cell>
              <table:table-cell office:value-type="float" office:value="-68.34">
                <text:p>-68.34</text:p>
              </table:table-cell>
              <table:table-cell office:value-type="float" office:value="62.425">
                <text:p>62.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0.01">
                <text:p>-40.01</text:p>
              </table:table-cell>
              <table:table-cell office:value-type="float" office:value="-6.93">
                <text:p>-6.93</text:p>
              </table:table-cell>
              <table:table-cell office:value-type="float" office:value="-72.4">
                <text:p>-72.4</text:p>
              </table:table-cell>
              <table:table-cell office:value-type="float" office:value="65.47">
                <text:p>65.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